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rEnvironment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EnvironmentImpl.getUser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rEnvironmentImpl.init( PortalService service , WSRP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sumerEnvironmentImpl.getURL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vironmentImpl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